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rsid="0018b438" officeooo:paragraph-rsid="0018b438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9b367" officeooo:paragraph-rsid="0019b367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officeooo:rsid="002488b2" officeooo:paragraph-rsid="002488b2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c99bb" officeooo:paragraph-rsid="001c99b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7fcd7" officeooo:paragraph-rsid="0017fcd7"/>
    </style:style>
    <style:style style:name="P7" style:family="paragraph" style:parent-style-name="Standard">
      <style:paragraph-properties fo:text-align="justify" style:justify-single-word="false"/>
      <style:text-properties officeooo:rsid="001ba226" officeooo:paragraph-rsid="001ba226"/>
    </style:style>
    <style:style style:name="P8" style:family="paragraph" style:parent-style-name="Standard">
      <style:paragraph-properties fo:text-align="justify" style:justify-single-word="false"/>
      <style:text-properties officeooo:rsid="001c99bb" officeooo:paragraph-rsid="001c99bb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ba226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List_20_Paragraph" style:list-style-name="WWNum1" style:master-page-name="Standard">
      <style:paragraph-properties fo:margin-left="0in" fo:margin-right="0in" fo:text-align="justify" style:justify-single-word="false" fo:text-indent="0in" style:auto-text-indent="false" style:page-number="auto"/>
    </style:style>
    <style:style style:name="P1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</style:style>
    <style:style style:name="T1" style:family="text">
      <style:text-properties officeooo:rsid="0017fcd7"/>
    </style:style>
    <style:style style:name="T2" style:family="text">
      <style:text-properties officeooo:rsid="002488b2"/>
    </style:style>
    <style:style style:name="T3" style:family="text">
      <style:text-properties officeooo:rsid="00258ad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96953"/>
    </style:style>
    <style:style style:name="T6" style:family="text">
      <style:text-properties officeooo:rsid="002a0c32"/>
    </style:style>
    <style:style style:name="T7" style:family="text">
      <style:text-properties officeooo:rsid="002a6a28"/>
    </style:style>
    <style:style style:name="T8" style:family="text">
      <style:text-properties officeooo:rsid="002b30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36057080" text:style-name="WWNum1">
        <text:list-header>
          <text:p text:style-name="P12"/>
          <text:p text:style-name="P13"><text:span text:style-name="T5">1. </text:span>Qual a diferença entre passagem por valor e referência?</text:p>
        </text:list-header>
      </text:list>
      <text:p text:style-name="P11"><text:span text:style-name="T4">Resposta: </text:span>Passagem por valor vai alterar o valor da varável apenas na função, <text:span text:style-name="T1">ou seja, a função irá receber uma cópia da variável e se ocorrer qualquer alteração, o valor original não será modificado. J</text:span>á a passagem por referência, irá alterar o valor da variável <text:span text:style-name="T1">(seu argumento)</text:span> diretamente na main<text:bookmark text:name="_GoBack"/>, <text:span text:style-name="T1">pois a função terá um ponteiro como parâmetro e este ponteiro receberá o endereço de memória da variável que possui o valor do argumento.</text:span></text:p>
      <text:p text:style-name="P9">2. Quando é vantajoso passar registros (struct) por referências?</text:p>
      <text:p text:style-name="P6"><text:span text:style-name="T4">Resposta: <text:s/></text:span><text:span text:style-name="T2">Quando você usa a ferramenta TAD (Tipo Abstrato de Dados) e quer especificar as propriedades lógicas de um tipo de dado.</text:span></text:p>
      <text:p text:style-name="P9">3. E quando é melhor usar passagem por valores?</text:p>
      <text:p text:style-name="P4"><text:span text:style-name="T4">Resposta:</text:span> Quando <text:span text:style-name="T3">o programador não quiser que </text:span>altera <text:span text:style-name="T3">o valor da variável</text:span> na main, <text:span text:style-name="T3">pois quando você usa passagem por valores você recebe uma cópia do valor da variável.</text:span></text:p>
      <text:p text:style-name="P9">4. O que o programa abaixo exibe?</text:p>
      <text:p text:style-name="P9"/>
      <text:p text:style-name="P3"><text:s/>int main (void) { </text:p>
      <text:p text:style-name="P3">typedef struct {</text:p>
      <text:p text:style-name="P3"><text:s/>int dia, mes, ano;</text:p>
      <text:p text:style-name="P3"><text:s/>} data;</text:p>
      <text:p text:style-name="P3"><text:s/>printf ("sizeof (data) = %d\n", sizeof (data)); }</text:p>
      <text:p text:style-name="P3"/>
      <text:p text:style-name="P1"><text:span text:style-name="T4">Resposta: </text:span>Irá retornar o valor em bytes necessário para esta struct, cada computador terá uma saída diferente. No meu caso seria: </text:p>
      <text:p text:style-name="P2">12 bytes, pois cada variável teria 4 bytes.</text:p>
      <text:p text:style-name="P2"/>
      <text:p text:style-name="P9">5. O código abaixo está correto? Por quê? </text:p>
      <text:p text:style-name="P10">void troca (int *i, int *j) { </text:p>
      <text:p text:style-name="P10">int *temp = *i; </text:p>
      <text:p text:style-name="P10">*i = *j;</text:p>
      <text:p text:style-name="P10"><text:s/>*j = *temp;</text:p>
      <text:p text:style-name="P9"><text:s/>} </text:p>
      <text:p text:style-name="P7"><text:span text:style-name="T4">Resposta: </text:span>Errado, pois o ponteiro temp não atribuiu nenhum endereço de memória, logo ele não deveria nem ser um ponteiro e sim uma variável normal <text:span text:style-name="T7">para este código funcionar</text:span>.</text:p>
      <text:p text:style-name="P9"><text:soft-page-break/><text:span text:style-name="T8">6</text:span>. Escreva uma função mm que receba um vetor inteiro v[0..n-1] e os endereços de duas variáveis inteiras, digamos min e max, e deposite nessas variáveis o valor de um elemento mínimo e o valor de um elemento máximo do vetor. Escreva também uma função main que use a função mm.</text:p>
      <text:p text:style-name="P5">Resposta:</text:p>
      <text:p text:style-name="P8">#include &lt;stdio.h&gt;</text:p>
      <text:p text:style-name="P8">#include &lt;stdlib.h&gt;</text:p>
      <text:p text:style-name="P8"/>
      <text:p text:style-name="P8">void mm(int v[], int n, int *max, int *min){</text:p>
      <text:p text:style-name="P8"><text:s text:c="4"/>int i;</text:p>
      <text:p text:style-name="P8"><text:s text:c="4"/>*max = v[0];</text:p>
      <text:p text:style-name="P8"><text:s text:c="4"/>*min = v[0];</text:p>
      <text:p text:style-name="P8"/>
      <text:p text:style-name="P8"><text:s text:c="4"/>for(i = 0; i &lt; n; i++){</text:p>
      <text:p text:style-name="P8"><text:s text:c="8"/>if(v[i] &gt; *max){</text:p>
      <text:p text:style-name="P8"><text:s text:c="12"/>*max = v[i];</text:p>
      <text:p text:style-name="P8"><text:s text:c="8"/>}</text:p>
      <text:p text:style-name="P8"><text:s text:c="8"/>else if(v[i] &lt; *min){</text:p>
      <text:p text:style-name="P8"><text:s text:c="12"/>*min = v[i];</text:p>
      <text:p text:style-name="P8"><text:s text:c="8"/>}</text:p>
      <text:p text:style-name="P8"><text:s text:c="4"/>}</text:p>
      <text:p text:style-name="P8">}</text:p>
      <text:p text:style-name="P8"/>
      <text:p text:style-name="P8">int main(){</text:p>
      <text:p text:style-name="P8"><text:s text:c="4"/>int i, n, max, min, *vetor;</text:p>
      <text:p text:style-name="P8"><text:s text:c="4"/>printf("Escreva o tamanho do vetor\n");</text:p>
      <text:p text:style-name="P8"><text:s text:c="4"/>scanf("%d", &amp;n);</text:p>
      <text:p text:style-name="P8"/>
      <text:p text:style-name="P8"><text:s text:c="4"/>vetor = malloc(n * sizeof(int));</text:p>
      <text:p text:style-name="P8"><text:s text:c="4"/>printf("Escreva os valores inteiros que deseja alocar na memoria do vetor\n");</text:p>
      <text:p text:style-name="P8"><text:s text:c="4"/>for(i = 0; i &lt; n; i++){</text:p>
      <text:p text:style-name="P8"><text:s text:c="8"/>scanf("%d", &amp;vetor[i]);</text:p>
      <text:p text:style-name="P8"><text:s text:c="4"/>}</text:p>
      <text:p text:style-name="P8"><text:soft-page-break/></text:p>
      <text:p text:style-name="P8"><text:s text:c="4"/>mm(vetor, n, &amp;max, &amp;min);</text:p>
      <text:p text:style-name="P8"/>
      <text:p text:style-name="P8"><text:s text:c="4"/>printf("O valor Maximo do vetor eh: %d\nO valor Minimo do vetor eh: %d\n", max, min);</text:p>
      <text:p text:style-name="P8"/>
      <text:p text:style-name="P8"><text:s text:c="4"/>return 0;</text:p>
      <text:p text:style-name="P8">}</text:p>
      <text:p text:style-name="P9"><text:s/><text:span text:style-name="T8">7</text:span>. Crie um TAD polígono que inclua as operações: </text:p>
      <text:p text:style-name="P9">a. é polígono simples (não contém cruzamentos); </text:p>
      <text:p text:style-name="P9">b. área do polígono (assuma que o polígono é convexo<text:span text:style-name="T6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fil</meta:initial-creator>
    <meta:editing-cycles>8</meta:editing-cycles>
    <meta:creation-date>2018-03-06T22:01:00</meta:creation-date>
    <dc:date>2018-03-08T00:56:14.138088106</dc:date>
    <meta:editing-duration>PT57M56S</meta:editing-duration>
    <meta:generator>LibreOffice/5.4.5.1$Linux_X86_64 LibreOffice_project/40m0$Build-1</meta:generator>
    <meta:document-statistic meta:table-count="0" meta:image-count="0" meta:object-count="0" meta:page-count="3" meta:paragraph-count="54" meta:word-count="451" meta:character-count="2636" meta:non-whitespace-character-count="20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